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文鼎PL细上海宋Uni" svg:font-family="文鼎PL细上海宋Uni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－像机器一样思考(三)</text:p>
      <text:p text:style-name="Standard"/>
      <text:p text:style-name="Standard">hello world的密秘</text:p>
      <text:p text:style-name="Standard"/>
      <text:p text:style-name="Standard">hello world是最经典的入门程序，该程序因Brian Kernighan 和Dennis Ritchie编写的《C语言程序设计》(The C Programming Language)而广泛流传。hello world同样也是深入研究计算机的极好题材，可以说我对计算机的理解，很大程度上归功于对hello world的研究。后来看了《深入理解计算机》和台湾著名黑客黄敬群老师的《深入淺出 Hello World》之后，对hello world又有了更深的认识。这里和大家分享一下hello world背后的密秘。</text:p>
      <text:p text:style-name="Standard"/>
      <text:p text:style-name="Standard">C语言的hello world如下：</text:p>
      <text:p text:style-name="Standard"/>
      <text:p text:style-name="Standard">#include &lt;stdio.h&gt; </text:p>
      <text:p text:style-name="Standard"/>
      <text:p text:style-name="Standard">int main(int argc, char* argv[]) </text:p>
      <text:p text:style-name="Standard">{ </text:p>
      <text:p text:style-name="Standard"><text:s text:c="4"/>printf("Hello World!\n"); </text:p>
      <text:p text:style-name="Standard"/>
      <text:p text:style-name="Standard"><text:s text:c="4"/>return 0; </text:p>
      <text:p text:style-name="Standard">} </text:p>
      <text:p text:style-name="Standard"/>
      <text:p text:style-name="Standard">o 密秘一：main函数的原型</text:p>
      <text:p text:style-name="Standard"/>
      <text:p text:style-name="Standard">有些初学者是这样写HelloWorld的，编译也可以通过，运行也正常：</text:p>
      <text:p text:style-name="Standard"/>
      <text:p text:style-name="Standard">void main(void) </text:p>
      <text:p text:style-name="Standard">{ </text:p>
      <text:p text:style-name="Standard"><text:s text:c="4"/>printf("Hello World!\n"); </text:p>
      <text:p text:style-name="Standard"/>
      <text:p text:style-name="Standard"><text:s text:c="4"/>return; </text:p>
      <text:p text:style-name="Standard">} </text:p>
      <text:p text:style-name="Standard"/>
      <text:p text:style-name="Standard">如果用gcc来编译，你会发现，把main写成什么样子都行，只要函数名为main，编译都可以通过(可能有警告)。但下面两种写法才是比较正规的：</text:p>
      <text:p text:style-name="Standard"/>
      <text:p text:style-name="Standard">int main(int argc, char* argv[]) </text:p>
      <text:p text:style-name="Standard">int main(int argc, char* argv[], char* env[])</text:p>
      <text:p text:style-name="Standard"/>
      <text:p text:style-name="Standard">argc是命令行参数的个数。</text:p>
      <text:p text:style-name="Standard">argv是命令行参数，以NULL结束。</text:p>
      <text:p text:style-name="Standard">env 是环境变量，以NULL结束。</text:p>
      <text:p text:style-name="Standard"/>
      <text:p text:style-name="Standard">下面的程序可以显示argv和env的内容：</text:p>
      <text:p text:style-name="Standard"/>
      <text:p text:style-name="Standard">#include &lt;stdio.h&gt; </text:p>
      <text:p text:style-name="Standard"/>
      <text:p text:style-name="Standard"><text:soft-page-break/>int main(int argc, char* argv[], char* env[]) </text:p>
      <text:p text:style-name="Standard">{ </text:p>
      <text:p text:style-name="Standard"><text:tab/>int i = 0; </text:p>
      <text:p text:style-name="Standard"><text:tab/>printf("Hello World!\n"); </text:p>
      <text:p text:style-name="Standard"/>
      <text:p text:style-name="Standard"><text:tab/>for(i = 0; argv[i] != NULL; i++) </text:p>
      <text:p text:style-name="Standard"><text:tab/>{ </text:p>
      <text:p text:style-name="Standard"><text:tab/><text:tab/>printf("argv[%d]=%s\n", i, argv[i]); </text:p>
      <text:p text:style-name="Standard"><text:tab/>} </text:p>
      <text:p text:style-name="Standard"><text:tab/> </text:p>
      <text:p text:style-name="Standard"><text:tab/>for(i = 0; env[i] != NULL; i++) </text:p>
      <text:p text:style-name="Standard"><text:tab/>{ </text:p>
      <text:p text:style-name="Standard"><text:tab/><text:tab/>printf("env[%d]=%s\n", i, env[i]); </text:p>
      <text:p text:style-name="Standard"><text:tab/>} </text:p>
      <text:p text:style-name="Standard"/>
      <text:p text:style-name="Standard"><text:tab/>return 0; </text:p>
      <text:p text:style-name="Standard">}</text:p>
      <text:p text:style-name="Standard"/>
      <text:p text:style-name="Standard">编译后运行它：</text:p>
      <text:p text:style-name="Standard">./helloworld arg1 arg2</text:p>
      <text:p text:style-name="Standard"/>
      <text:p text:style-name="Standard">屏幕打印:</text:p>
      <text:p text:style-name="Standard">Hello World! </text:p>
      <text:p text:style-name="Standard">argv[0]=./helloworld </text:p>
      <text:p text:style-name="Standard">argv[1]=arg1 </text:p>
      <text:p text:style-name="Standard">argv[2]=arg2 </text:p>
      <text:p text:style-name="Standard">env[0]=SSH_AGENT_PID=2609 </text:p>
      <text:p text:style-name="Standard">env[1]=HOSTNAME=lixj.linux </text:p>
      <text:p text:style-name="Standard">env[2]=DESKTOP_STARTUP_ID= </text:p>
      <text:p text:style-name="Standard">env[3]=TERM=xterm </text:p>
      <text:p text:style-name="Standard">...</text:p>
      <text:p text:style-name="Standard"/>
      <text:p text:style-name="Standard">环境变量是从父进程继承过来的，通过setenv和getenv等函数可以存取环境变量，但对环境变量的修改只会影响当前进程及子进程，而不会影响父进程。</text:p>
      <text:p text:style-name="Standard"/>
      <text:p text:style-name="Standard">o 密秘二：main函数的返回值</text:p>
      <text:p text:style-name="Standard"/>
      <text:p text:style-name="Standard">正常情况下，我们调用一个函数之后，通过检查它的返回值来判断函数执行的结果。但main函数不是由程序员自己调用的，那么它的返回值会返回给谁呢？</text:p>
      <text:p text:style-name="Standard"/>
      <text:p text:style-name="Standard">答案是，main函数的返回值是返回给父进程的，父进程调用下列函数来获取子进程的退出码(即main函数的返回值)：</text:p>
      <text:p text:style-name="Standard"/>
      <text:p text:style-name="Standard">pid_t wait(int *status); </text:p>
      <text:p text:style-name="Standard">pid_t waitpid(pid_t pid, int *status, int options); </text:p>
      <text:p text:style-name="Standard"/>
      <text:p text:style-name="Standard">在bash里，执行一个命令后(bash是父进程，命令是子进程)，$?里存放的是这个命令的退出码，我们来测试一下：</text:p>
      <text:p text:style-name="Standard"/>
      <text:p text:style-name="Standard"><text:soft-page-break/>int main(int argc, char* argv[]) </text:p>
      <text:p text:style-name="Standard">{ </text:p>
      <text:p text:style-name="Standard"><text:s text:c="4"/>printf("Hello World!\n"); </text:p>
      <text:p text:style-name="Standard"/>
      <text:p text:style-name="Standard"><text:s text:c="4"/>return 100; </text:p>
      <text:p text:style-name="Standard">}</text:p>
      <text:p text:style-name="Standard"/>
      <text:p text:style-name="Standard">编译运行：</text:p>
      <text:p text:style-name="Standard">./helloworld_2;echo $?</text:p>
      <text:p text:style-name="Standard">屏幕打印：</text:p>
      <text:p text:style-name="Standard">Hello World! </text:p>
      <text:p text:style-name="Standard">100 </text:p>
      <text:p text:style-name="Standard"/>
      <text:p text:style-name="Standard">100正是我们的返回值。这里对上面的程序做点修改，让它返回1000，看看它真的会返回1000吗？</text:p>
      <text:p text:style-name="Standard"/>
      <text:p text:style-name="Standard">int main(int argc, char* argv[]) </text:p>
      <text:p text:style-name="Standard">{ </text:p>
      <text:p text:style-name="Standard"><text:s text:c="4"/>printf("Hello World!\n"); </text:p>
      <text:p text:style-name="Standard"/>
      <text:p text:style-name="Standard"><text:s text:c="4"/>return 1000; </text:p>
      <text:p text:style-name="Standard">} </text:p>
      <text:p text:style-name="Standard"/>
      <text:p text:style-name="Standard">编译运行：</text:p>
      <text:p text:style-name="Standard">./helloworld_2;echo $?</text:p>
      <text:p text:style-name="Standard"/>
      <text:p text:style-name="Standard">屏幕打印：</text:p>
      <text:p text:style-name="Standard">Hello World! </text:p>
      <text:p text:style-name="Standard">232</text:p>
      <text:p text:style-name="Standard"/>
      <text:p text:style-name="Standard">奇怪的是，这里打印的不是1000，而是232！不少朋友都碰到过类似的问题，我自己也遇到过。后来查资料才知道，main函数的返回值虽然是int的，可以保存32位的整数，但实际上，系统只使用了一个字节来保存返回值，所以这是打印的是232(即1000 &amp; 0xff)。</text:p>
      <text:p text:style-name="Standard"/>
      <text:p text:style-name="Standard">o 密秘三：被隐藏的细节</text:p>
      <text:p text:style-name="Standard"/>
      <text:p text:style-name="Standard">现在我们用strace来分析一下HelloWorld的执行过程：</text:p>
      <text:p text:style-name="Standard"/>
      <text:p text:style-name="Standard">strace ./helloworld_3 </text:p>
      <text:p text:style-name="Standard"/>
      <text:p text:style-name="Standard">屏幕打印：</text:p>
      <text:p text:style-name="Standard"/>
      <text:p text:style-name="Standard">execve("./helloworld_3", ["./helloworld_3"], [/* 51 vars */]) = 0 </text:p>
      <text:p text:style-name="Standard">brk(0) <text:s text:c="33"/>= 0x8eda000 </text:p>
      <text:p text:style-name="Standard">mmap2(NULL, 4096, PROT_READ|PROT_WRITE, MAP_PRIVATE|MAP_ANONYMOUS, -1, 0) = 0xb8029000 </text:p>
      <text:p text:style-name="Standard">access("/etc/ld.so.preload", R_OK) <text:s text:c="5"/>= -1 ENOENT (No such file or directory) </text:p>
      <text:p text:style-name="Standard"><text:soft-page-break/>open("./tls/i686/sse2/libc.so.6", O_RDONLY) = -1 ENOENT (No such file or directory) </text:p>
      <text:p text:style-name="Standard">open("./tls/i686/libc.so.6", O_RDONLY) <text:s/>= -1 ENOENT (No such file or directory) </text:p>
      <text:p text:style-name="Standard">open("./tls/sse2/libc.so.6", O_RDONLY) <text:s/>= -1 ENOENT (No such file or directory) </text:p>
      <text:p text:style-name="Standard">open("./tls/libc.so.6", O_RDONLY) <text:s text:c="6"/>= -1 ENOENT (No such file or directory) </text:p>
      <text:p text:style-name="Standard">open("./i686/sse2/libc.so.6", O_RDONLY) = -1 ENOENT (No such file or directory) </text:p>
      <text:p text:style-name="Standard">open("./i686/libc.so.6", O_RDONLY) <text:s text:c="5"/>= -1 ENOENT (No such file or directory) </text:p>
      <text:p text:style-name="Standard">open("./sse2/libc.so.6", O_RDONLY) <text:s text:c="5"/>= -1 ENOENT (No such file or directory) </text:p>
      <text:p text:style-name="Standard">open("./libc.so.6", O_RDONLY) <text:s text:c="10"/>= -1 ENOENT (No such file or directory) </text:p>
      <text:p text:style-name="Standard">open("/etc/ld.so.cache", O_RDONLY) <text:s text:c="5"/>= 3 </text:p>
      <text:p text:style-name="Standard">fstat64(3, {st_mode=S_IFREG|0644, st_size=123031, ...}) = 0 </text:p>
      <text:p text:style-name="Standard">mmap2(NULL, 123031, PROT_READ, MAP_PRIVATE, 3, 0) = 0xb800a000 </text:p>
      <text:p text:style-name="Standard">close(3) <text:s text:c="31"/>= 0 </text:p>
      <text:p text:style-name="Standard">open("/lib/libc.so.6", O_RDONLY) <text:s text:c="7"/>= 3 </text:p>
      <text:p text:style-name="Standard">read(3, "\177ELF\1\1\1\0\0\0\0\0\0\0\0\0\3\0\3\0\1\0\0\0@\307o\0004\0\0\0"..., 512) = 512 </text:p>
      <text:p text:style-name="Standard">fstat64(3, {st_mode=S_IFREG|0755, st_size=1758448, ...}) = 0 </text:p>
      <text:p text:style-name="Standard">mmap2(0x6e6000, 1476176, PROT_READ|PROT_EXEC, MAP_PRIVATE|MAP_DENYWRITE, 3, 0) = 0x6e6000 </text:p>
      <text:p text:style-name="Standard">mmap2(0x849000, 12288, PROT_READ|PROT_WRITE, MAP_PRIVATE|MAP_FIXED|MAP_DENYWRITE, 3, 0x163) = 0x849000 </text:p>
      <text:p text:style-name="Standard">mmap2(0x84c000, 9808, PROT_READ|PROT_WRITE, MAP_PRIVATE|MAP_FIXED|MAP_ANONYMOUS, -1, 0) = 0x84c000 </text:p>
      <text:p text:style-name="Standard">close(3) <text:s text:c="31"/>= 0 </text:p>
      <text:p text:style-name="Standard">mmap2(NULL, 4096, PROT_READ|PROT_WRITE, MAP_PRIVATE|MAP_ANONYMOUS, -1, 0) = 0xb8009000 </text:p>
      <text:p text:style-name="Standard">set_thread_area({entry_number:-1 -&gt; 6, base_addr:0xb80096c0, limit:1048575, seg_32bit:1, contents:0, read_exec_only:0, limit_in_pages:1, seg_not_present:0, useable:1}) = 0 </text:p>
      <text:p text:style-name="Standard">mprotect(0x849000, 8192, PROT_READ) <text:s text:c="4"/>= 0 </text:p>
      <text:p text:style-name="Standard">mprotect(0x6e2000, 4096, PROT_READ) <text:s text:c="4"/>= 0 </text:p>
      <text:p text:style-name="Standard">munmap(0xb800a000, 123031) <text:s text:c="13"/>= 0 </text:p>
      <text:p text:style-name="Standard">fstat64(1, {st_mode=S_IFCHR|0620, st_rdev=makedev(136, 1), ...}) = 0 </text:p>
      <text:p text:style-name="Standard">mmap2(NULL, 4096, PROT_READ|PROT_WRITE, MAP_PRIVATE|MAP_ANONYMOUS, -1, 0) = 0xb8028000 </text:p>
      <text:p text:style-name="Standard">write(1, "Hello World!\n", 13Hello World! </text:p>
      <text:p text:style-name="Standard">) <text:s text:c="9"/>= 13 </text:p>
      <text:p text:style-name="Standard">exit_group(0) <text:s text:c="26"/>= ? </text:p>
      <text:p text:style-name="Standard"/>
      <text:p text:style-name="Standard">这么一行简单的程序，居然做数十次系统调用。可见简单的程序并不简单，只是实现细节被操作系统和函数库封装起来了。</text:p>
      <text:p text:style-name="Standard"/>
      <text:p text:style-name="Standard">前面只是加载并执行helloworld程序，真正打印字符串的是write函数：它把字符串写入文件描述符为1的文件里。在C语言中：</text:p>
      <text:p text:style-name="Standard"/>
      <text:p text:style-name="Standard">文件描述符0 表示标准输入。</text:p>
      <text:p text:style-name="Standard">文件描述符1 表示标准输出。</text:p>
      <text:p text:style-name="Standard">文件描述符2 表示标准错误输出。</text:p>
      <text:p text:style-name="Standard"/>
      <text:p text:style-name="Standard">o 密秘四：printf不见了。</text:p>
      <text:p text:style-name="Standard"/>
      <text:p text:style-name="Standard">我们看下main函数的汇编代码(x86)：</text:p>
      <text:p text:style-name="Standard"><text:soft-page-break/></text:p>
      <text:p text:style-name="Standard">int main(int argc, char* argv[], char* env[]) </text:p>
      <text:p text:style-name="Standard">{ </text:p>
      <text:p text:style-name="Standard"><text:s/>80483b4:<text:tab/>8d 4c 24 04 <text:s text:c="9"/><text:tab/>lea <text:s text:c="3"/>0x4(%esp),%ecx </text:p>
      <text:p text:style-name="Standard"><text:s/>80483b8:<text:tab/>83 e4 f0 <text:s text:c="12"/><text:tab/>and <text:s text:c="3"/>$0xfffffff0,%esp </text:p>
      <text:p text:style-name="Standard"><text:s/>80483bb:<text:tab/>ff 71 fc <text:s text:c="12"/><text:tab/>pushl <text:s/>-0x4(%ecx) </text:p>
      <text:p text:style-name="Standard"><text:s/>80483be:<text:tab/>55 <text:s text:c="18"/><text:tab/>push <text:s text:c="2"/>%ebp </text:p>
      <text:p text:style-name="Standard"><text:s/>80483bf:<text:tab/>89 e5 <text:s text:c="15"/><text:tab/>mov <text:s text:c="3"/>%esp,%ebp </text:p>
      <text:p text:style-name="Standard"><text:s/>80483c1:<text:tab/>51 <text:s text:c="18"/><text:tab/>push <text:s text:c="2"/>%ecx </text:p>
      <text:p text:style-name="Standard"><text:s/>80483c2:<text:tab/>83 ec 04 <text:s text:c="12"/><text:tab/>sub <text:s text:c="3"/>$0x4,%esp </text:p>
      <text:p text:style-name="Standard"><text:tab/>printf("Hello World!\n"); </text:p>
      <text:p text:style-name="Standard"><text:s/>80483c5:<text:tab/>c7 04 24 a4 84 04 08 <text:tab/>movl <text:s text:c="2"/>$0x80484a4,(%esp) </text:p>
      <text:p text:style-name="Standard"><text:s/>80483cc:<text:tab/>e8 1f ff ff ff <text:s text:c="6"/><text:tab/>call <text:s text:c="2"/>80482f0 &lt;puts@plt&gt; </text:p>
      <text:p text:style-name="Standard"/>
      <text:p text:style-name="Standard"><text:tab/>return 0; </text:p>
      <text:p text:style-name="Standard"><text:s/>80483d1:<text:tab/>b8 00 00 00 00 <text:s text:c="6"/><text:tab/>mov <text:s text:c="3"/>$0x0,%eax </text:p>
      <text:p text:style-name="Standard">} </text:p>
      <text:p text:style-name="Standard"/>
      <text:p text:style-name="Standard">奇怪的是这里并没有调用printf，而且是调用的puts。第一次见到这个代码，我想printf可能只是个宏，最终由puts来实现打印功能。不过后来证实glibc里确实有printf函数，那为什么这里变成了puts呢？</text:p>
      <text:p text:style-name="Standard"/>
      <text:p text:style-name="Standard">我对代码做了修改，不包含任何头文件，自己声明printf的函数原型，这样确保没有宏在做怪：</text:p>
      <text:p text:style-name="Standard"/>
      <text:p text:style-name="Standard">int printf(const char *format, ...); </text:p>
      <text:p text:style-name="Standard"/>
      <text:p text:style-name="Standard">int main(int argc, char* argv[], char* env[]) </text:p>
      <text:p text:style-name="Standard">{ </text:p>
      <text:p text:style-name="Standard"><text:s text:c="4"/>printf("Hello World!\n"); </text:p>
      <text:p text:style-name="Standard"/>
      <text:p text:style-name="Standard"><text:s text:c="4"/>return 0; </text:p>
      <text:p text:style-name="Standard">} </text:p>
      <text:p text:style-name="Standard"/>
      <text:p text:style-name="Standard">反汇编出来的代码没有任何变化，由此可见，不是宏在做怪，而是gcc做了手脚。原因可能是：printf要对格式字符进行分析，相对来说效率低下，如果只有一个参数，printf的功能和puts一致，于是gcc就用puts代替了它。为了证实这个观点，对代码再做一点修改，使用格式字符串打印：</text:p>
      <text:p text:style-name="Standard"/>
      <text:p text:style-name="Standard">#include &lt;stdio.h&gt; </text:p>
      <text:p text:style-name="Standard"/>
      <text:p text:style-name="Standard">int main(int argc, char* argv[], char* env[]) </text:p>
      <text:p text:style-name="Standard">{ </text:p>
      <text:p text:style-name="Standard"><text:s text:c="4"/>printf("%s%s", "Hello", " World!\n"); </text:p>
      <text:p text:style-name="Standard"/>
      <text:p text:style-name="Standard"><text:soft-page-break/><text:s text:c="4"/>return 0; </text:p>
      <text:p text:style-name="Standard">} </text:p>
      <text:p text:style-name="Standard"/>
      <text:p text:style-name="Standard">这次汇编代码变成了：</text:p>
      <text:p text:style-name="Standard">int main(int argc, char* argv[], char* env[]) </text:p>
      <text:p text:style-name="Standard">{ </text:p>
      <text:p text:style-name="Standard"><text:s/>80483c4:<text:tab/>8d 4c 24 04 <text:s text:c="9"/><text:tab/>lea <text:s text:c="3"/>0x4(%esp),%ecx </text:p>
      <text:p text:style-name="Standard"><text:s/>80483c8:<text:tab/>83 e4 f0 <text:s text:c="12"/><text:tab/>and <text:s text:c="3"/>$0xfffffff0,%esp </text:p>
      <text:p text:style-name="Standard"><text:s/>80483cb:<text:tab/>ff 71 fc <text:s text:c="12"/><text:tab/>pushl <text:s/>-0x4(%ecx) </text:p>
      <text:p text:style-name="Standard"><text:s/>80483ce:<text:tab/>55 <text:s text:c="18"/><text:tab/>push <text:s text:c="2"/>%ebp </text:p>
      <text:p text:style-name="Standard"><text:s/>80483cf:<text:tab/>89 e5 <text:s text:c="15"/><text:tab/>mov <text:s text:c="3"/>%esp,%ebp </text:p>
      <text:p text:style-name="Standard"><text:s/>80483d1:<text:tab/>51 <text:s text:c="18"/><text:tab/>push <text:s text:c="2"/>%ecx </text:p>
      <text:p text:style-name="Standard"><text:s/>80483d2:<text:tab/>83 ec 14 <text:s text:c="12"/><text:tab/>sub <text:s text:c="3"/>$0x14,%esp </text:p>
      <text:p text:style-name="Standard"><text:tab/>printf("%s%s", "Hello", " World!\n"); </text:p>
      <text:p text:style-name="Standard"><text:s/>80483d5:<text:tab/>c7 44 24 08 c4 84 04 <text:tab/>movl <text:s text:c="2"/>$0x80484c4,0x8(%esp) </text:p>
      <text:p text:style-name="Standard"><text:s/>80483dc:<text:tab/>08 </text:p>
      <text:p text:style-name="Standard"><text:s/>80483dd:<text:tab/>c7 44 24 04 cd 84 04 <text:tab/>movl <text:s text:c="2"/>$0x80484cd,0x4(%esp) </text:p>
      <text:p text:style-name="Standard"><text:s/>80483e4:<text:tab/>08 </text:p>
      <text:p text:style-name="Standard"><text:s/>80483e5:<text:tab/>c7 04 24 d3 84 04 08 <text:tab/>movl <text:s text:c="2"/>$0x80484d3,(%esp) </text:p>
      <text:p text:style-name="Standard"><text:s/>80483ec:<text:tab/>e8 03 ff ff ff <text:s text:c="6"/><text:tab/>call <text:s text:c="2"/>80482f4 &lt;printf@plt&gt; </text:p>
      <text:p text:style-name="Standard"/>
      <text:p text:style-name="Standard"><text:tab/>return 0; </text:p>
      <text:p text:style-name="Standard"><text:s/>80483f1:<text:tab/>b8 00 00 00 00 <text:s text:c="6"/><text:tab/>mov <text:s text:c="3"/>$0x0,%eax </text:p>
      <text:p text:style-name="Standard">} </text:p>
      <text:p text:style-name="Standard"/>
      <text:p text:style-name="Standard">看来真的是gcc做了优化。</text:p>
      <text:p text:style-name="Standard"/>
      <text:p text:style-name="Standard">o 密秘五：链接了哪些共享库</text:p>
      <text:p text:style-name="Standard"/>
      <text:p text:style-name="Standard">用ldd查看helloworld链接的共享库。</text:p>
      <text:p text:style-name="Standard"/>
      <text:p text:style-name="Standard">屏幕打印：</text:p>
      <text:p text:style-name="Standard"><text:tab/>linux-gate.so.1 =&gt; <text:s/>(0x002da000) </text:p>
      <text:p text:style-name="Standard"><text:tab/>libc.so.6 =&gt; /lib/libc.so.6 (0x006e6000) </text:p>
      <text:p text:style-name="Standard"><text:tab/>/lib/ld-linux.so.2 (0x006c6000)</text:p>
      <text:p text:style-name="Standard"/>
      <text:p text:style-name="Standard">libc.so.6是glibc，它实现了像printf这类标准C的函数。</text:p>
      <text:p text:style-name="Standard"/>
      <text:p text:style-name="Standard">ld-linux.so.2是elf可执行文件的解释器，Linux内核在执行ELF可执行文件时，其实是执行ld-linux.so.2，然后由ld-linux.so.2去加载可执行文件及依赖的共享库。/lib/ld-linux.so.2是共享库，但它又是可执行的，运行它，屏幕会打印：</text:p>
      <text:p text:style-name="Standard"/>
      <text:p text:style-name="Standard">Usage: ld.so [OPTION]... EXECUTABLE-FILE [ARGS-FOR-PROGRAM...] </text:p>
      <text:p text:style-name="Standard">You have invoked `ld.so', the helper program for shared library executables. </text:p>
      <text:p text:style-name="Standard"><text:soft-page-break/>This program usually lives in the file `/lib/ld.so', and special directives </text:p>
      <text:p text:style-name="Standard">in executable files using ELF shared libraries tell the system's program </text:p>
      <text:p text:style-name="Standard">loader to load the helper program from this file. <text:s/>This helper program loads </text:p>
      <text:p text:style-name="Standard">the shared libraries needed by the program executable, prepares the program </text:p>
      <text:p text:style-name="Standard">to run, and runs it. <text:s/>You may invoke this helper program directly from the </text:p>
      <text:p text:style-name="Standard">command line to load and run an ELF executable file; this is like executing </text:p>
      <text:p text:style-name="Standard">that file itself, but always uses this helper program from the file you </text:p>
      <text:p text:style-name="Standard">specified, instead of the helper program file specified in the executable </text:p>
      <text:p text:style-name="Standard">file you run. <text:s/>This is mostly of use for maintainers to test new versions </text:p>
      <text:p text:style-name="Standard">of this helper program; chances are you did not intend to run this program. </text:p>
      <text:p text:style-name="Standard"/>
      <text:p text:style-name="Standard"><text:s text:c="2"/>--list <text:s text:c="15"/>list all dependencies and how they are resolved </text:p>
      <text:p text:style-name="Standard"><text:s text:c="2"/>--verify <text:s text:c="13"/>verify that given object really is a dynamically linked </text:p>
      <text:p text:style-name="Standard"><text:s text:c="24"/>object we can handle </text:p>
      <text:p text:style-name="Standard"><text:s text:c="2"/>--library-path PATH <text:s text:c="2"/>use given PATH instead of content of the environment </text:p>
      <text:p text:style-name="Standard"><text:s text:c="24"/>variable LD_LIBRARY_PATH </text:p>
      <text:p text:style-name="Standard"><text:s text:c="2"/>--inhibit-rpath LIST <text:s/>ignore RUNPATH and RPATH information in object names </text:p>
      <text:p text:style-name="Standard"><text:s text:c="24"/>in LIST</text:p>
      <text:p text:style-name="Standard"/>
      <text:p text:style-name="Standard">从ld-linux.so.2 的参数来看，它可以直接执行ELF文件:</text:p>
      <text:p text:style-name="Standard"/>
      <text:p text:style-name="Standard">/lib/ld-linux.so.2 <text:s/>./helloworld_5 </text:p>
      <text:p text:style-name="Standard">屏幕打印：</text:p>
      <text:p text:style-name="Standard">Hello World!</text:p>
      <text:p text:style-name="Standard"/>
      <text:p text:style-name="Standard">这和直接执行./helloworld_5的效果一样。</text:p>
      <text:p text:style-name="Standard"/>
      <text:p text:style-name="Standard">linux-gate.so.1 则是有点奇怪了，它没有指向任何文件，而是指向一个地址0x002da000。这个文件又称为虚拟动态共享库(vdso)，linux-gate.so.1文件是不存在的，Linux内核根据CPU类型，动态决定使用哪个共享库。它的功能主要是加速系统调用(syscall)：</text:p>
      <text:p text:style-name="Standard"/>
      <text:p text:style-name="Standard">我们知道，用户空间代码(如应用程序)和内核代码是运行在不同级别的，用户空间代码的运行权限较小，内核代码的运行权限最高。由用户空间进入内核空间，需要跨越一个门(gate)，这里linux-gate.so.1 的功能就是提供这样一个门(gate)。</text:p>
      <text:p text:style-name="Standard"/>
      <text:p text:style-name="Standard">系统调用(syscall)需要跨越用户空间与内核空间之间的门。在x86系列CPU上，Linux传统的做法是使用80中断(int 0x80)实现系统调用，不过它的执行效率较低。有的CPU提供了高效的sysenter指令，但不是所有CPU都支持，Linux通过VDSO来兼容这两种系统调用。于是提供了两个共享库：</text:p>
      <text:p text:style-name="Standard"/>
      <text:p text:style-name="Standard">ls -l /lib/modules/$(uname -r)/vdso </text:p>
      <text:p text:style-name="Standard"/>
      <text:p text:style-name="Standard">-rwxr-xr-x 1 root root 1764 03-24 12:10 vdso32-int80.so </text:p>
      <text:p text:style-name="Standard">-rwxr-xr-x 1 root root 1784 03-24 12:10 vdso32-sysenter.so</text:p>
      <text:p text:style-name="Standard"/>
      <text:p text:style-name="Standard"><text:soft-page-break/>我们看sysenter的实现方式：</text:p>
      <text:p text:style-name="Standard">objdump -S vdso32-sysenter.so</text:p>
      <text:p text:style-name="Standard"/>
      <text:p text:style-name="Standard">00000400 &lt;__kernel_sigreturn&gt;: </text:p>
      <text:p text:style-name="Standard"><text:s/>400:<text:tab/>58 <text:s text:c="18"/><text:tab/>pop <text:s text:c="3"/>%eax </text:p>
      <text:p text:style-name="Standard"><text:s/>401:<text:tab/>b8 77 00 00 00 <text:s text:c="6"/><text:tab/>mov <text:s text:c="3"/>$0x77,%eax </text:p>
      <text:p text:style-name="Standard"><text:s/>406:<text:tab/>cd 80 <text:s text:c="15"/><text:tab/>int <text:s text:c="3"/>$0x80 </text:p>
      <text:p text:style-name="Standard"><text:s/>408:<text:tab/>90 <text:s text:c="18"/><text:tab/>nop <text:s text:c="3"/></text:p>
      <text:p text:style-name="Standard"><text:s/>409:<text:tab/>8d 76 00 <text:s text:c="12"/><text:tab/>lea <text:s text:c="3"/>0x0(%esi),%esi </text:p>
      <text:p text:style-name="Standard"/>
      <text:p text:style-name="Standard">0000040c &lt;__kernel_rt_sigreturn&gt;: </text:p>
      <text:p text:style-name="Standard"><text:s/>40c:<text:tab/>b8 ad 00 00 00 <text:s text:c="6"/><text:tab/>mov <text:s text:c="3"/>$0xad,%eax </text:p>
      <text:p text:style-name="Standard"><text:s/>411:<text:tab/>cd 80 <text:s text:c="15"/><text:tab/>int <text:s text:c="3"/>$0x80 </text:p>
      <text:p text:style-name="Standard"><text:s/>413:<text:tab/>90 <text:s text:c="18"/><text:tab/>nop <text:s text:c="3"/></text:p>
      <text:p text:style-name="Standard"/>
      <text:p text:style-name="Standard">00000414 &lt;__kernel_vsyscall&gt;: </text:p>
      <text:p text:style-name="Standard"><text:s/>414:<text:tab/>51 <text:s text:c="18"/><text:tab/>push <text:s text:c="2"/>%ecx </text:p>
      <text:p text:style-name="Standard"><text:s/>415:<text:tab/>52 <text:s text:c="18"/><text:tab/>push <text:s text:c="2"/>%edx </text:p>
      <text:p text:style-name="Standard"><text:s/>416:<text:tab/>55 <text:s text:c="18"/><text:tab/>push <text:s text:c="2"/>%ebp </text:p>
      <text:p text:style-name="Standard"><text:s/>417:<text:tab/>89 e5 <text:s text:c="15"/><text:tab/>mov <text:s text:c="3"/>%esp,%ebp </text:p>
      <text:p text:style-name="Standard"><text:s/>419:<text:tab/>0f 34 <text:s text:c="15"/><text:tab/>sysenter </text:p>
      <text:p text:style-name="Standard"><text:s/>41b:<text:tab/>90 <text:s text:c="18"/><text:tab/>nop <text:s text:c="3"/></text:p>
      <text:p text:style-name="Standard"><text:s/>41c:<text:tab/>90 <text:s text:c="18"/><text:tab/>nop <text:s text:c="3"/></text:p>
      <text:p text:style-name="Standard"><text:s/>41d:<text:tab/>90 <text:s text:c="18"/><text:tab/>nop <text:s text:c="3"/></text:p>
      <text:p text:style-name="Standard"><text:s/>41e:<text:tab/>90 <text:s text:c="18"/><text:tab/>nop <text:s text:c="3"/></text:p>
      <text:p text:style-name="Standard"><text:s/>41f:<text:tab/>90 <text:s text:c="18"/><text:tab/>nop <text:s text:c="3"/></text:p>
      <text:p text:style-name="Standard"><text:s/>420:<text:tab/>90 <text:s text:c="18"/><text:tab/>nop <text:s text:c="3"/></text:p>
      <text:p text:style-name="Standard"><text:s/>421:<text:tab/>90 <text:s text:c="18"/><text:tab/>nop <text:s text:c="3"/></text:p>
      <text:p text:style-name="Standard"><text:s/>422:<text:tab/>eb f3 <text:s text:c="15"/><text:tab/>jmp <text:s text:c="3"/>417 &lt;__kernel_vsyscall+0x3&gt; </text:p>
      <text:p text:style-name="Standard"><text:s/>424:<text:tab/>5d <text:s text:c="18"/><text:tab/>pop <text:s text:c="3"/>%ebp </text:p>
      <text:p text:style-name="Standard"><text:s/>425:<text:tab/>5a <text:s text:c="18"/><text:tab/>pop <text:s text:c="3"/>%edx </text:p>
      <text:p text:style-name="Standard"><text:s/>426:<text:tab/>59 <text:s text:c="18"/><text:tab/>pop <text:s text:c="3"/>%ecx </text:p>
      <text:p text:style-name="Standard"><text:s/>427:<text:tab/>c3 <text:s text:c="18"/><text:tab/>ret <text:s text:c="3"/></text:p>
      <text:p text:style-name="Standard"/>
      <text:p text:style-name="Standard">里面实现了kernel_sigreturn、kernel_rt_sigreturn和kernel_vsyscall。</text:p>
      <text:p text:style-name="Standard"/>
      <text:p text:style-name="Standard">vdso32-int80.so也实现了这几个函数，只是方法不一样：</text:p>
      <text:p text:style-name="Standard"/>
      <text:p text:style-name="Standard">00000400 &lt;__kernel_sigreturn&gt;: </text:p>
      <text:p text:style-name="Standard"><text:s/>400:<text:tab/>58 <text:s text:c="18"/><text:tab/>pop <text:s text:c="3"/>%eax </text:p>
      <text:p text:style-name="Standard"><text:s/>401:<text:tab/>b8 77 00 00 00 <text:s text:c="6"/><text:tab/>mov <text:s text:c="3"/>$0x77,%eax </text:p>
      <text:p text:style-name="Standard"><text:s/>406:<text:tab/>cd 80 <text:s text:c="15"/><text:tab/>int <text:s text:c="3"/>$0x80 </text:p>
      <text:p text:style-name="Standard"><text:soft-page-break/><text:s/>408:<text:tab/>90 <text:s text:c="18"/><text:tab/>nop <text:s text:c="3"/></text:p>
      <text:p text:style-name="Standard"><text:s/>409:<text:tab/>8d 76 00 <text:s text:c="12"/><text:tab/>lea <text:s text:c="3"/>0x0(%esi),%esi </text:p>
      <text:p text:style-name="Standard"/>
      <text:p text:style-name="Standard">0000040c &lt;__kernel_rt_sigreturn&gt;: </text:p>
      <text:p text:style-name="Standard"><text:s/>40c:<text:tab/>b8 ad 00 00 00 <text:s text:c="6"/><text:tab/>mov <text:s text:c="3"/>$0xad,%eax </text:p>
      <text:p text:style-name="Standard"><text:s/>411:<text:tab/>cd 80 <text:s text:c="15"/><text:tab/>int <text:s text:c="3"/>$0x80 </text:p>
      <text:p text:style-name="Standard"><text:s/>413:<text:tab/>90 <text:s text:c="18"/><text:tab/>nop <text:s text:c="3"/></text:p>
      <text:p text:style-name="Standard"/>
      <text:p text:style-name="Standard">00000414 &lt;__kernel_vsyscall&gt;: </text:p>
      <text:p text:style-name="Standard"><text:s/>414:<text:tab/>cd 80 <text:s text:c="15"/><text:tab/>int <text:s text:c="3"/>$0x80 </text:p>
      <text:p text:style-name="Standard"><text:s/>416:<text:tab/>c3 <text:s text:c="18"/><text:tab/>ret <text:s/></text:p>
      <text:p text:style-name="Standard"/>
      <text:p text:style-name="Standard">o 密秘六：调用共享库中的函数</text:p>
      <text:p text:style-name="Standard"/>
      <text:p text:style-name="Standard">puts是libc提供的函数，从反汇编代码中可以看到：</text:p>
      <text:p text:style-name="Standard"><text:tab/>printf("Hello World!\n"); </text:p>
      <text:p text:style-name="Standard"><text:s/>80483c5:<text:tab/>c7 04 24 a4 84 04 08 <text:tab/>movl <text:s text:c="2"/>$0x80484a4,(%esp) </text:p>
      <text:p text:style-name="Standard"><text:s/>80483cc:<text:tab/>e8 1f ff ff ff <text:s text:c="6"/><text:tab/>call <text:s text:c="2"/>80482f0 &lt;<text:a xlink:type="simple" xlink:href="mailto:puts@plt">puts@plt</text:a>&gt; </text:p>
      <text:p text:style-name="Standard"/>
      <text:p text:style-name="Standard">从前面的分析中，我们已经知道，gcc的优化把printf换成了puts。但是这里也并没有直接调用puts，而是调用的puts@plt，这是怎么回事呢？puts@plt显然是编译器加的一个中间函数，我们看一下这个函数对应的汇编代码： </text:p>
      <text:p text:style-name="Standard"/>
      <text:p text:style-name="Standard">080482f0 &lt;puts@plt&gt;:</text:p>
      <text:p text:style-name="Standard"><text:s/>80482f0: <text:s text:c="2"/>ff 25 1c 96 04 08 <text:s text:c="6"/>jmp <text:s text:c="3"/>*0x804961c</text:p>
      <text:p text:style-name="Standard"><text:s/>80482f6: <text:s text:c="2"/>68 10 00 00 00 <text:s text:c="9"/>push <text:s text:c="2"/>$0x10</text:p>
      <text:p text:style-name="Standard"><text:s/>80482fb: <text:s text:c="2"/>e9 c0 ff ff ff <text:s text:c="9"/>jmp <text:s text:c="3"/>80482c0 &lt;_init+0x30&gt;</text:p>
      <text:p text:style-name="Standard"/>
      <text:p text:style-name="Standard">现在我们用调试器来分析下： </text:p>
      <text:p text:style-name="Standard"/>
      <text:p text:style-name="Standard">gdb helloworld</text:p>
      <text:p text:style-name="Standard"/>
      <text:p text:style-name="Standard">(gdb) b main</text:p>
      <text:p text:style-name="Standard">Breakpoint 1 at 0x80483c5: file helloworld.c, line 5.</text:p>
      <text:p text:style-name="Standard">(gdb) r</text:p>
      <text:p text:style-name="Standard">Starting program: /home/work/mine/sysprog/think-in-compway/helloworld/helloworld </text:p>
      <text:p text:style-name="Standard"></text:p>
      <text:p text:style-name="Standard">Breakpoint 1, main () at helloworld.c:5</text:p>
      <text:p text:style-name="Standard">5<text:tab/><text:tab/>printf("Hello World!\n");</text:p>
      <text:p text:style-name="Standard">Missing separate debuginfos, use: debuginfo-install glibc.i686</text:p>
      <text:p text:style-name="Standard"/>
      <text:p text:style-name="Standard">puts@plt先跳到*0x804961c，我们看看*0x804961c 里有什么？ </text:p>
      <text:p text:style-name="Standard">(gdb) x 0x804961c</text:p>
      <text:p text:style-name="Standard">0x804961c &lt;_GLOBAL_OFFSET_TABLE_+20&gt;:<text:tab/>0x080482f6</text:p>
      <text:p text:style-name="Standard"/>
      <text:p text:style-name="Standard">*0x804961c 等于0×080482f6，这正是puts@plt中的第二行汇编代码的地址。也就是说<text:soft-page-break/>puts@plt整个函数会顺序执行，直到跳转到0×80482c0. </text:p>
      <text:p text:style-name="Standard"/>
      <text:p text:style-name="Standard">再来看看0×80482c0处有什么，通过汇编可以看到： </text:p>
      <text:p text:style-name="Standard">080482c0 &lt;__gmon_start__@plt-0x10&gt;:</text:p>
      <text:p text:style-name="Standard"><text:s/>80482c0: <text:s text:c="2"/>ff 35 0c 96 04 08 <text:s text:c="6"/>pushl <text:s/>0x804960c</text:p>
      <text:p text:style-name="Standard"><text:s/>80482c6: <text:s text:c="2"/>ff 25 10 96 04 08 <text:s text:c="6"/>jmp <text:s text:c="3"/>*0x8049610</text:p>
      <text:p text:style-name="Standard"/>
      <text:p text:style-name="Standard">又跳到了*0x8049610，转的弯真多，没关系，我们再看*0x8049610： </text:p>
      <text:p text:style-name="Standard">(gdb) x 0x8049610</text:p>
      <text:p text:style-name="Standard">0x8049610 &lt;_GLOBAL_OFFSET_TABLE_+8&gt;:<text:tab/>0x006da4d0</text:p>
      <text:p text:style-name="Standard">(gdb) x /wa 0x006da4d0</text:p>
      <text:p text:style-name="Standard">0x6da4d0 &lt;_dl_runtime_resolve&gt;:<text:tab/>0x8b525150</text:p>
      <text:p text:style-name="Standard"/>
      <text:p text:style-name="Standard">原来转来转去就是为了调用函数_dl_runtime_resolve， _dl_runtime_resolve的功能就是找到要调用函数(puts)的地址。 </text:p>
      <text:p text:style-name="Standard"/>
      <text:p text:style-name="Standard">为什么不直接调用_dl_runtime_resolve，而要转这么多圈子呢？ </text:p>
      <text:p text:style-name="Standard"/>
      <text:p text:style-name="Standard">先执行完puts： </text:p>
      <text:p text:style-name="Standard">(gdb) n </text:p>
      <text:p text:style-name="Standard"/>
      <text:p text:style-name="Standard">再回头来看看puts@plt的第一行代码： </text:p>
      <text:p text:style-name="Standard"/>
      <text:p text:style-name="Standard">80482f0: <text:s text:c="2"/>ff 25 1c 96 04 08 <text:s text:c="6"/>jmp <text:s text:c="3"/>*0x804961c</text:p>
      <text:p text:style-name="Standard"/>
      <text:p text:style-name="Standard">(gdb) x 0x804961c</text:p>
      <text:p text:style-name="Standard">0x804961c &lt;_GLOBAL_OFFSET_TABLE_+20&gt;:<text:tab/>0x745af0 &lt;puts&gt;</text:p>
      <text:p text:style-name="Standard"/>
      <text:p text:style-name="Standard">对比前面的代码: </text:p>
      <text:p text:style-name="Standard"/>
      <text:p text:style-name="Standard">(gdb) x 0x804961c</text:p>
      <text:p text:style-name="Standard">0x804961c &lt;_GLOBAL_OFFSET_TABLE_+20&gt;:<text:tab/>0x080482f6</text:p>
      <text:p text:style-name="Standard"/>
      <text:p text:style-name="Standard">也就是说第一次执行时，通过_dl_runtime_resolve解析到函数地址，并保存puts的地址到0×804962c里，以后执行时就直接调用了。</text:p>
      <text:p text:style-name="Standard"/>
      <text:p text:style-name="Standard">o 密秘七：函数的解析过程</text:p>
      <text:p text:style-name="Standard"/>
      <text:p text:style-name="Standard">LD_DEBUG是一个很有用的环境变量，通过它，我们可以对helloworld做更深入的分析，按下列方式运行helloworld：</text:p>
      <text:p text:style-name="Standard"/>
      <text:p text:style-name="Standard">LD_DEBUG=symbols ./helloworld</text:p>
      <text:p text:style-name="Standard"/>
      <text:p text:style-name="Standard">屏幕打印：</text:p>
      <text:p text:style-name="Standard">...</text:p>
      <text:p text:style-name="Standard"><text:s text:c="6"/>7264: symbol=malloc; <text:s/>lookup in file=./helloworld [0] </text:p>
      <text:p text:style-name="Standard"><text:soft-page-break/><text:s text:c="6"/>7264: symbol=malloc; <text:s/>lookup in file=/lib/libc.so.6 [0] </text:p>
      <text:p text:style-name="Standard"><text:s text:c="6"/>7264: symbol=calloc; <text:s/>lookup in file=./helloworld [0] </text:p>
      <text:p text:style-name="Standard"><text:s text:c="6"/>7264: symbol=calloc; <text:s/>lookup in file=/lib/libc.so.6 [0] </text:p>
      <text:p text:style-name="Standard"><text:s text:c="6"/>7264: symbol=realloc; <text:s/>lookup in file=./helloworld [0] </text:p>
      <text:p text:style-name="Standard"><text:s text:c="6"/>7264: symbol=realloc; <text:s/>lookup in file=/lib/libc.so.6 [0] </text:p>
      <text:p text:style-name="Standard"><text:s text:c="6"/>7264: symbol=free; <text:s/>lookup in file=./helloworld [0] </text:p>
      <text:p text:style-name="Standard"><text:s text:c="6"/>7264: symbol=free; <text:s/>lookup in file=/lib/libc.so.6 [0] </text:p>
      <text:p text:style-name="Standard"><text:s text:c="6"/>7264: symbol=puts; <text:s/>lookup in file=./helloworld [0] </text:p>
      <text:p text:style-name="Standard"><text:s text:c="6"/>7264: symbol=puts; <text:s/>lookup in file=/lib/libc.so.6 [0] </text:p>
      <text:p text:style-name="Standard">...</text:p>
      <text:p text:style-name="Standard">查找函数时，先在可执行文件中查找，然后依次到共享库中查找。使用共享库，可以节省空间，但调用共享库的函数需要额外的开销。我们用静态链接的方式链接helloworld：</text:p>
      <text:p text:style-name="Standard"/>
      <text:p text:style-name="Standard">gcc -g -static helloworld.c -o helloworld_static</text:p>
      <text:p text:style-name="Standard"/>
      <text:p text:style-name="Standard">这样运行速度可能会快些，但是可执行文件的大小增加了不少：</text:p>
      <text:p text:style-name="Standard"/>
      <text:p text:style-name="Standard">ls -l helloworld_static helloworld </text:p>
      <text:p text:style-name="Standard">屏幕打印：</text:p>
      <text:p text:style-name="Standard">-rwxrwxr-x 1 root root <text:s text:c="2"/>6128 05-16 17:40 helloworld </text:p>
      <text:p text:style-name="Standard">-rwxrwxr-x 1 root root 562578 05-16 17:40 helloworld_static</text:p>
      <text:p text:style-name="Standard"/>
      <text:p text:style-name="Standard">共享库的好处其实取决于共享的次数，共享的次数越多，因共享而节省的空间越多。如果一个函数库只有一个程序使用它，把它编译成静态库将是更好的选择。</text:p>
      <text:p text:style-name="Standard"/>
      <text:p text:style-name="Standard">o 密秘八：托梁换柱</text:p>
      <text:p text:style-name="Standard"/>
      <text:p text:style-name="Standard">下面的helloworld会在屏幕上打印出什么内容？</text:p>
      <text:p text:style-name="Standard"/>
      <text:p text:style-name="Standard">#include &lt;stdio.h&gt; </text:p>
      <text:p text:style-name="Standard"/>
      <text:p text:style-name="Standard">int main(int argc, char* argv[], char* env[]) </text:p>
      <text:p text:style-name="Standard">{ </text:p>
      <text:p text:style-name="Standard"><text:s text:c="4"/>printf("Hello World!\n"); </text:p>
      <text:p text:style-name="Standard"/>
      <text:p text:style-name="Standard"><text:s text:c="4"/>return 0; </text:p>
      <text:p text:style-name="Standard">} </text:p>
      <text:p text:style-name="Standard"/>
      <text:p text:style-name="Standard">肯定是“Hello World!”，不是吗？下面我们来个托梁换柱：</text:p>
      <text:p text:style-name="Standard"/>
      <text:p text:style-name="Standard">preload.c</text:p>
      <text:p text:style-name="Standard"/>
      <text:p text:style-name="Standard">#include &lt;stdio.h&gt; </text:p>
      <text:p text:style-name="Standard">#include &lt;ctype.h&gt; </text:p>
      <text:p text:style-name="Standard"/>
      <text:p text:style-name="Standard">int puts(const char *s) </text:p>
      <text:p text:style-name="Standard"><text:soft-page-break/>{ </text:p>
      <text:p text:style-name="Standard"><text:s text:c="4"/>const char* p = s; </text:p>
      <text:p text:style-name="Standard"><text:s text:c="4"/>while(*p != '\0') </text:p>
      <text:p text:style-name="Standard"><text:s text:c="4"/>{ </text:p>
      <text:p text:style-name="Standard"><text:s text:c="8"/>putc(toupper(*p), stdout); </text:p>
      <text:p text:style-name="Standard"><text:s text:c="8"/>p++; </text:p>
      <text:p text:style-name="Standard"><text:s text:c="4"/>} </text:p>
      <text:p text:style-name="Standard"/>
      <text:p text:style-name="Standard"><text:s text:c="4"/>return 0; </text:p>
      <text:p text:style-name="Standard">} </text:p>
      <text:p text:style-name="Standard"/>
      <text:p text:style-name="Standard">编译：</text:p>
      <text:p text:style-name="Standard">gcc -g -shared preload.c -o libpreload.so</text:p>
      <text:p text:style-name="Standard"/>
      <text:p text:style-name="Standard">按下列方式运行helloworld:</text:p>
      <text:p text:style-name="Standard">LD_PRELOAD=./libpreload.so ./helloworld</text:p>
      <text:p text:style-name="Standard"/>
      <text:p text:style-name="Standard">屏幕打印：</text:p>
      <text:p text:style-name="Standard">HELLO WORLD!</text:p>
      <text:p text:style-name="Standard"/>
      <text:p text:style-name="Standard">设置环境变量LD_PRELOAD之后，打印的内容变成大写了！原来，LD_PRELOAD指定的共享库被预先加载，如果出现重名的函数，预先加载的函数将会被调用。通过这种方法，我们可以在不需要修改源代码(有时候可能没有源代码)的情况下，来改变一个程序的行为。</text:p>
      <text:p text:style-name="Standard"/>
      <text:p text:style-name="Standard">o 密秘九：内存模型</text:p>
      <text:p text:style-name="Standard"/>
      <text:p text:style-name="Standard">对helloworld做点修改：</text:p>
      <text:p text:style-name="Standard"/>
      <text:p text:style-name="Standard">int main(int argc, char* argv[], char* env[]) </text:p>
      <text:p text:style-name="Standard">{ </text:p>
      <text:p text:style-name="Standard"><text:s text:c="4"/>printf("Hello World!\n"); </text:p>
      <text:p text:style-name="Standard"/>
      <text:p text:style-name="Standard"><text:s text:c="4"/>getchar(); </text:p>
      <text:p text:style-name="Standard"/>
      <text:p text:style-name="Standard"><text:s text:c="4"/>return 0; </text:p>
      <text:p text:style-name="Standard">}</text:p>
      <text:p text:style-name="Standard"/>
      <text:p text:style-name="Standard">这里调用了getchar ，让程序不会直接退出。利用程序等待输入的时间，我们看下它的内存布局(假设3458 是helloworld的进程ID)：</text:p>
      <text:p text:style-name="Standard"/>
      <text:p text:style-name="Standard">cat /proc/3458/maps </text:p>
      <text:p text:style-name="Standard"/>
      <text:p text:style-name="Standard">0041f000-00420000 r-xp 0041f000 00:00 0 <text:s text:c="9"/>[vdso] </text:p>
      <text:p text:style-name="Standard">006c6000-006e2000 r-xp 00000000 08:01 765655 <text:s text:c="4"/>/lib/ld-2.8.so </text:p>
      <text:p text:style-name="Standard">006e2000-006e3000 r--p 0001c000 08:01 765655 <text:s text:c="4"/>/lib/ld-2.8.so </text:p>
      <text:p text:style-name="Standard">006e3000-006e4000 rw-p 0001d000 08:01 765655 <text:s text:c="4"/>/lib/ld-2.8.so </text:p>
      <text:p text:style-name="Standard"><text:soft-page-break/>006e6000-00849000 r-xp 00000000 08:01 765657 <text:s text:c="4"/>/lib/libc-2.8.so </text:p>
      <text:p text:style-name="Standard">00849000-0084b000 r--p 00163000 08:01 765657 <text:s text:c="4"/>/lib/libc-2.8.so </text:p>
      <text:p text:style-name="Standard">0084b000-0084c000 rw-p 00165000 08:01 765657 <text:s text:c="4"/>/lib/libc-2.8.so </text:p>
      <text:p text:style-name="Standard">0084c000-0084f000 rw-p 0084c000 00:00 0 </text:p>
      <text:p text:style-name="Standard">08048000-08049000 r-xp 00000000 08:05 2129380 <text:s text:c="3"/>/home/work/mine/sysprog/think-in-compway/helloworld/helloworld_9 </text:p>
      <text:p text:style-name="Standard">08049000-0804a000 rw-p 00000000 08:05 2129380 <text:s text:c="3"/>/home/work/mine/sysprog/think-in-compway/helloworld/helloworld_9 </text:p>
      <text:p text:style-name="Standard">b7f87000-b7f89000 rw-p b7f87000 00:00 0 </text:p>
      <text:p text:style-name="Standard">b7fa6000-b7fa8000 rw-p b7fa6000 00:00 0 </text:p>
      <text:p text:style-name="Standard">bfc93000-bfca8000 rw-p bffeb000 00:00 0 <text:s text:c="9"/>[stack] </text:p>
      <text:p text:style-name="Standard"/>
      <text:p text:style-name="Standard">从这里我们可以看出：</text:p>
      <text:p text:style-name="Standard"/>
      <text:p text:style-name="Standard">这里最低有效地址是0x0041f000，其下为保留区域。</text:p>
      <text:p text:style-name="Standard"/>
      <text:p text:style-name="Standard">可执行文件和共享库映射区，每个文件通常占1-3个区域，分别存放全局变量，常量和代码，它们有不同的属性。</text:p>
      <text:p text:style-name="Standard"/>
      <text:p text:style-name="Standard">这没有动态分配内存，所以没有堆内存。</text:p>
      <text:p text:style-name="Standard"/>
      <text:p text:style-name="Standard">栈是从上向下增长的， 这里栈底为0xbfca8000，我做了多次测试，发现栈底并不总是在这个位置。不过对于32位系统，我们可以确信的是栈底总是小于0xc0000000的。</text:p>
      <text:p text:style-name="Standard"/>
      <text:p text:style-name="Standard">o 密秘十：main函数不是第一个执行的函数</text:p>
      <text:p text:style-name="Standard"/>
      <text:p text:style-name="Standard">教科书告诉我们main函数是C语言程序的入口函数，实际上main并不是第一个被执行的函数。</text:p>
      <text:p text:style-name="Standard"/>
      <text:p text:style-name="Standard">我们对程序做点修改：</text:p>
      <text:p text:style-name="Standard">#include &lt;stdio.h&gt; </text:p>
      <text:p text:style-name="Standard"/>
      <text:p text:style-name="Standard">__attribute ((constructor)) void hello_init(void) </text:p>
      <text:p text:style-name="Standard">{ </text:p>
      <text:p text:style-name="Standard"><text:s text:c="4"/>printf("%s\n", __func__); </text:p>
      <text:p text:style-name="Standard"/>
      <text:p text:style-name="Standard"><text:s text:c="4"/>return; </text:p>
      <text:p text:style-name="Standard">} </text:p>
      <text:p text:style-name="Standard"/>
      <text:p text:style-name="Standard">__attribute ((destructor)) void hello_fini(void) </text:p>
      <text:p text:style-name="Standard">{ </text:p>
      <text:p text:style-name="Standard"><text:s text:c="4"/>printf("%s\n", __func__); </text:p>
      <text:p text:style-name="Standard"/>
      <text:p text:style-name="Standard"><text:s text:c="4"/>return; </text:p>
      <text:p text:style-name="Standard">} </text:p>
      <text:p text:style-name="Standard"/>
      <text:p text:style-name="Standard">int main(int argc, char* argv[], char* env[]) </text:p>
      <text:p text:style-name="Standard"><text:soft-page-break/>{ </text:p>
      <text:p text:style-name="Standard"><text:s text:c="4"/>printf("Hello World!\n"); </text:p>
      <text:p text:style-name="Standard"/>
      <text:p text:style-name="Standard"><text:s text:c="4"/>return 0; </text:p>
      <text:p text:style-name="Standard">} </text:p>
      <text:p text:style-name="Standard"/>
      <text:p text:style-name="Standard">编译并运行：</text:p>
      <text:p text:style-name="Standard">./helloworld_10 </text:p>
      <text:p text:style-name="Standard">屏幕打印:</text:p>
      <text:p text:style-name="Standard">hello_init </text:p>
      <text:p text:style-name="Standard">Hello World! </text:p>
      <text:p text:style-name="Standard">hello_fini</text:p>
      <text:p text:style-name="Standard"/>
      <text:p text:style-name="Standard">在main函数之前执行了hello_init ，在main函数之后执行了hello_fini。在gdb里执行./helloworld_10，并在hello_init 和hello_fini设置断点，看是谁调用了它们：</text:p>
      <text:p text:style-name="Standard"/>
      <text:p text:style-name="Standard">(gdb) bt </text:p>
      <text:p text:style-name="Standard">#0 <text:s/>hello_init () at helloworld.10.c:5 </text:p>
      <text:p text:style-name="Standard">#1 <text:s/>0x0804849d in __do_global_ctors_aux () </text:p>
      <text:p text:style-name="Standard">#2 <text:s/>0x080482bc in _init () </text:p>
      <text:p text:style-name="Standard">#3 <text:s/>0x08048439 in __libc_csu_init () </text:p>
      <text:p text:style-name="Standard">#4 <text:s/>0x006fc571 in __libc_start_main () from /lib/libc.so.6 </text:p>
      <text:p text:style-name="Standard">#5 <text:s/>0x08048321 in _start () </text:p>
      <text:p text:style-name="Standard"/>
      <text:p text:style-name="Standard">(gdb) bt </text:p>
      <text:p text:style-name="Standard">#0 <text:s/>hello_fini () at helloworld.10.c:12 </text:p>
      <text:p text:style-name="Standard">#1 <text:s/>0x0804836f in __do_global_dtors_aux () </text:p>
      <text:p text:style-name="Standard">#2 <text:s/>0x080484c4 in _fini () </text:p>
      <text:p text:style-name="Standard">#3 <text:s/>0x006d4f7b in _dl_fini () from /lib/ld-linux.so.2 </text:p>
      <text:p text:style-name="Standard">#4 <text:s/>0x00713b39 in exit () from /lib/libc.so.6 </text:p>
      <text:p text:style-name="Standard">#5 <text:s/>0x006fc5de in __libc_start_main () from /lib/libc.so.6 </text:p>
      <text:p text:style-name="Standard">#6 <text:s/>0x08048321 in _start () </text:p>
      <text:p text:style-name="Standard"/>
      <text:p text:style-name="Standard">其实_start才是程序的入口，它先构造进程中的全局对象，执行一些初始化函数，然后调用main函数，最后析构全局对象，执行一些退出函数。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文鼎PL细上海宋Uni" svg:font-family="文鼎PL细上海宋Uni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1" style:font-size-asian="12pt" style:language-asian="zh" style:country-asian="CN" style:font-name-complex="文鼎PL细上海宋Uni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1" style:font-size-asian="14pt" style:font-name-complex="文鼎PL细上海宋Un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文鼎PL细上海宋Uni" fo:font-size="10pt" style:font-name-asian="文鼎PL细上海宋Uni" style:font-size-asian="10pt" style:font-name-complex="文鼎PL细上海宋Uni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lixianjing</meta:initial-creator>
    <meta:creation-date>2009-05-16T11:16:47</meta:creation-date>
    <dc:creator>lixianjing</dc:creator>
    <dc:date>2009-05-23T10:48:39</dc:date>
    <meta:editing-cycles>330</meta:editing-cycles>
    <meta:editing-duration>PT10H7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427" meta:word-count="3547" meta:character-count="16514"/>
  </office:meta>
</office:document-meta>
</file>